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1.323cm" fo:margin-top="1.058cm" fo:margin-bottom="0.529cm" fo:orphans="2" fo:widows="2" fo:text-indent="0cm" style:auto-text-indent="false" fo:padding="0cm" fo:border="none"/>
      <style:text-properties fo:font-variant="normal" fo:text-transform="none" fo:color="#000000" style:font-name="Times New Roman Cyr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есно, а почему во всех русских сказках мы постоянно встречаем поле? Причем здорово получается – оно не участвует ни в каких сражениях, а просто является местом битвы, которое какой-нибудь Илья Муромец или Алеша Попович обязательно выиграют. А создается впечатление, что оно было каким-то не последним персонажем. В общем, давайте разбираться. <text:line-break/>Не известно до сих пор, Русская ли равнина или само кочующее племя выбрало это место и этих людей, а может быть они просто друг другу приглянулись. Но то, что они крепко подружились – это точно, ведь искать ответы я пошла у своего старого друга поля, что лежит между островом, где мы живем и деревней, в которой мои бабушка и дедушка работают. И вот что узнала.<text:line-break/>Во-первых, здесь травы много. Ее скосишь и скотинке корм задашь. Да и широко тут, места для выпаса хорошие. Костерок можно, коров-то ожидаючи, развести – вот тебе и пища.<text:line-break/>Бескрайние просторы еще одну службу сослужить могут. Плохо человеку стало, а он возьми да и закричи о помощи. Ветер-гуляка только и рад, что эхо быстренько до людей на другом конце поля доносить и скорехонько помощь тут как тут.<text:line-break/>А еще далеко на поле не только слышно, но и видно. Это частенько помогало русским воинам оперативно подготовится к бою. Помогали еще и холмы. Во всех русских сказках и былинах землица полевая силу недюжинную богатырям и их верным коням придавала, по-своему участвуя в бою.<text:line-break/>Да и в заунывных русских песнях, и в великих картинах действие в основном происходит на поле, которое давно уже в сознании людей мира стало синонимом широкой души и гостеприимства русичей, присущей им самобытностью и размаха.<text:line-break/>Встречали в сказках молочные реки и кисельные берега? Оттого-то она в поле и течет кормилица, что коровы травушку полевую едят и с ее помощью молоко делают, на котором вся Русь испокон веков росла.<text:line-break/>Много в поле и растений лекарственных – клевер, донник, душица – всего и не назовешь даже. И березки, во поле стоящие, силы девушкам придают, оттого-то их подружками и величают. С каждым шагом идя по полю, я чувствовала в душе и теле прибывающую целительную силу, забираясь отдыхать в сено. И церкви с кладбищами на поле найти можно как символ вечности и Божьего величия.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4T19:29:32.12</meta:creation-date>
    <meta:document-statistic meta:table-count="0" meta:image-count="0" meta:object-count="0" meta:page-count="1" meta:paragraph-count="2" meta:word-count="355" meta:character-count="2180"/>
    <dc:date>2011-10-04T19:30:20.26</dc:date>
    <dc:creator>Елизавета Чижикова</dc:creator>
    <meta:editing-duration>PT48S</meta:editing-duration>
    <meta:editing-cycles>1</meta:editing-cycles>
    <meta:generator>OpenOffice.org/3.3$Win32 OpenOffice.org_project/330m20$Build-9567</meta:generator>
  </office:meta>
</office:document-meta>
</file>